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2.393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8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663cm" fo:min-width="2.016cm" fo:padding-top="0.137cm" fo:padding-bottom="0.137cm" fo:padding-left="0.262cm" fo:padding-right="0.262cm" draw:shadow-opacity="0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4.683cm" svg:y="3.54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6.884cm 3.9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4.683cm" svg:y="2.904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4.429cm" svg:y="2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4.683cm" svg:y="4.175cm">
          <draw:text-box>
            <text:p><text:span text:style-name="T1">+column</text:span></text:p>
          </draw:text-box>
        </draw:frame>
        <draw:custom-shape draw:style-name="gr2" draw:text-style-name="P2" draw:layer="layout" svg:width="0.203cm" svg:height="0.203cm" draw:transform="rotate (-3.14159265358979) translate (6.884cm 4.5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54cm" svg:height="0.635cm" svg:x="6.715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2.667cm" svg:x="4.429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4.429cm" svg:y="2.143cm">
          <draw:text-box>
            <text:p><text:span text:style-name="T2">Select</text:span></text:p>
          </draw:text-box>
        </draw:frame>
        <draw:frame draw:style-name="gr1" draw:text-style-name="P1" draw:layer="layout" svg:width="2.286cm" svg:height="0.509cm" svg:x="10.144cm" svg:y="2.905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12.345cm 3.26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10.144cm" svg:y="2.269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9.89cm" svg:y="2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10.144cm" svg:y="3.54cm">
          <draw:text-box>
            <text:p><text:span text:style-name="T1">function</text:span></text:p>
          </draw:text-box>
        </draw:frame>
        <draw:custom-shape draw:style-name="gr2" draw:text-style-name="P2" draw:layer="layout" svg:width="0.203cm" svg:height="0.203cm" draw:transform="rotate (-3.14159265358979) translate (12.345cm 3.9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54cm" svg:height="0.635cm" svg:x="12.176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54cm" svg:height="3.937cm" svg:x="9.89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9.89cm" svg:y="1.508cm">
          <draw:text-box>
            <text:p><text:span text:style-name="T2">Select</text:span></text:p>
          </draw:text-box>
        </draw:frame>
        <draw:frame draw:style-name="gr1" draw:text-style-name="P1" draw:layer="layout" svg:width="2.286cm" svg:height="0.509cm" svg:x="1.508cm" svg:y="3.541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3.709cm 3.9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1.508cm" svg:y="2.905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1.254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1.508cm" svg:y="4.176cm">
          <draw:text-box>
            <text:p><text:span text:style-name="T1">function</text:span></text:p>
          </draw:text-box>
        </draw:frame>
        <draw:custom-shape draw:style-name="gr2" draw:text-style-name="P2" draw:layer="layout" svg:width="0.203cm" svg:height="0.203cm" draw:transform="rotate (-3.14159265358979) translate (3.709cm 4.5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54cm" svg:height="0.635cm" svg:x="3.54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2.667cm" svg:x="1.254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1.254cm" svg:y="2.143cm">
          <draw:text-box>
            <text:p><text:span text:style-name="T2">Aggregate</text:span></text:p>
          </draw:text-box>
        </draw:frame>
        <draw:line draw:style-name="gr9" draw:text-style-name="P6" draw:layer="layout" svg:x1="7.477cm" svg:y1="3.54cm" svg:x2="9.382cm" svg:y2="3.54cm">
          <text:p/>
        </draw:line>
        <draw:frame draw:style-name="gr1" draw:text-style-name="P1" draw:layer="layout" svg:width="2.286cm" svg:height="0.509cm" svg:x="10.144cm" svg:y="4.174cm">
          <draw:text-box>
            <text:p><text:span text:style-name="T1">+column</text:span></text:p>
          </draw:text-box>
        </draw:frame>
        <draw:custom-shape draw:style-name="gr2" draw:text-style-name="P2" draw:layer="layout" svg:width="0.203cm" svg:height="0.203cm" draw:transform="rotate (-3.14159265358979) translate (12.345cm 4.5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10.144cm" svg:y="4.809cm">
          <draw:text-box>
            <text:p><text:span text:style-name="T1">+function</text:span></text:p>
          </draw:text-box>
        </draw:frame>
        <draw:custom-shape draw:style-name="gr2" draw:text-style-name="P2" draw:layer="layout" svg:width="0.203cm" svg:height="0.203cm" draw:transform="rotate (-3.14159265358979) translate (12.345cm 5.17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6T03:58:51.310545654</dc:date>
    <meta:editing-duration>PT1H6M49S</meta:editing-duration>
    <meta:editing-cycles>17</meta:editing-cycles>
    <meta:generator>LibreOffice/4.4.1.2$Linux_X86_64 LibreOffice_project/40m0$Build-2</meta:generator>
    <meta:document-statistic meta:object-count="32"/>
  </office:meta>
</office:document-meta>
</file>